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inherit" svg:font-family="inherit"/>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atin Modern Roman" fo:language="en" fo:country="US" officeooo:rsid="0018637e" officeooo:paragraph-rsid="005f8ea5"/>
    </style:style>
    <style:style style:name="P2" style:family="paragraph" style:parent-style-name="Standard">
      <style:paragraph-properties fo:text-align="justify" style:justify-single-word="false"/>
      <style:text-properties style:font-name="Latin Modern Roman" fo:language="en" fo:country="US" officeooo:rsid="00294fd4" officeooo:paragraph-rsid="004e48a8"/>
    </style:style>
    <style:style style:name="P3" style:family="paragraph" style:parent-style-name="Standard">
      <style:paragraph-properties fo:text-align="start" style:justify-single-word="false"/>
      <style:text-properties style:font-name="Latin Modern Roman" fo:language="en" fo:country="US" officeooo:rsid="0067cfe4" officeooo:paragraph-rsid="0067cfe4"/>
    </style:style>
    <style:style style:name="P4" style:family="paragraph" style:parent-style-name="Standard">
      <style:paragraph-properties fo:text-align="start" style:justify-single-word="false"/>
      <style:text-properties style:font-name="Latin Modern Roman" fo:language="en" fo:country="US" officeooo:rsid="006eb85c" officeooo:paragraph-rsid="006eb85c"/>
    </style:style>
    <style:style style:name="P5" style:family="paragraph" style:parent-style-name="Standard">
      <style:paragraph-properties fo:text-align="justify" style:justify-single-word="false"/>
      <style:text-properties fo:language="en" fo:country="US" officeooo:rsid="004e48a8" officeooo:paragraph-rsid="004e48a8"/>
    </style:style>
    <style:style style:name="P6" style:family="paragraph" style:parent-style-name="Standard">
      <style:paragraph-properties fo:text-align="justify" style:justify-single-word="false"/>
      <style:text-properties fo:language="en" fo:country="US" officeooo:rsid="004e48a8" officeooo:paragraph-rsid="004eb105"/>
    </style:style>
    <style:style style:name="P7" style:family="paragraph" style:parent-style-name="Standard">
      <style:paragraph-properties fo:text-align="justify" style:justify-single-word="false"/>
      <style:text-properties fo:language="en" fo:country="US" officeooo:rsid="00598070" officeooo:paragraph-rsid="005aee52"/>
    </style:style>
    <style:style style:name="P8" style:family="paragraph" style:parent-style-name="Standard">
      <style:paragraph-properties fo:text-align="justify" style:justify-single-word="false"/>
      <style:text-properties fo:language="en" fo:country="US" officeooo:rsid="005ce92f" officeooo:paragraph-rsid="005ce92f"/>
    </style:style>
    <style:style style:name="P9" style:family="paragraph" style:parent-style-name="Standard">
      <style:paragraph-properties fo:text-align="justify" style:justify-single-word="false"/>
      <style:text-properties fo:language="en" fo:country="US" fo:font-weight="bold" officeooo:rsid="005ce92f" officeooo:paragraph-rsid="005ce92f" style:font-weight-asian="bold" style:font-weight-complex="bold"/>
    </style:style>
    <style:style style:name="P10" style:family="paragraph" style:parent-style-name="Standard">
      <style:paragraph-properties fo:text-align="justify" style:justify-single-word="false"/>
      <style:text-properties fo:color="#990000" fo:language="en" fo:country="US" officeooo:rsid="001a2fd5" officeooo:paragraph-rsid="00628561"/>
    </style:style>
    <style:style style:name="P11" style:family="paragraph" style:parent-style-name="Standard">
      <style:paragraph-properties fo:text-align="start" style:justify-single-word="false"/>
      <style:text-properties fo:color="#990000" style:font-name="Latin Modern Roman" fo:language="en" fo:country="US" officeooo:rsid="0067cfe4" officeooo:paragraph-rsid="006c34ef"/>
    </style:style>
    <style:style style:name="P12" style:family="paragraph" style:parent-style-name="Standard">
      <style:paragraph-properties fo:text-align="start" style:justify-single-word="false"/>
      <style:text-properties fo:color="#990000" style:font-name="Latin Modern Roman" fo:language="en" fo:country="US" officeooo:rsid="0067cfe4" officeooo:paragraph-rsid="0067cfe4"/>
    </style:style>
    <style:style style:name="P13" style:family="paragraph" style:parent-style-name="Standard">
      <style:paragraph-properties fo:text-align="start" style:justify-single-word="false"/>
      <style:text-properties fo:color="#990000" style:font-name="Latin Modern Roman" fo:language="en" fo:country="US" officeooo:rsid="0067cfe4" officeooo:paragraph-rsid="00723a55"/>
    </style:style>
    <style:style style:name="P14" style:family="paragraph" style:parent-style-name="Standard">
      <style:paragraph-properties fo:text-align="start" style:justify-single-word="false"/>
      <style:text-properties fo:color="#990000" style:font-name="Latin Modern Roman" fo:language="en" fo:country="US" officeooo:rsid="00294fd4" officeooo:paragraph-rsid="004e48a8"/>
    </style:style>
    <style:style style:name="P15" style:family="paragraph" style:parent-style-name="Standard">
      <style:paragraph-properties fo:text-align="start" style:justify-single-word="false"/>
      <style:text-properties fo:color="#990000" style:font-name="Latin Modern Roman" fo:language="en" fo:country="US" officeooo:rsid="00716b41" officeooo:paragraph-rsid="00723a55"/>
    </style:style>
    <style:style style:name="P16" style:family="paragraph" style:parent-style-name="Text_20_body">
      <style:paragraph-properties fo:text-align="justify" style:justify-single-word="false"/>
      <style:text-properties fo:language="en" fo:country="US" officeooo:rsid="0045cb94" officeooo:paragraph-rsid="004708ff"/>
    </style:style>
    <style:style style:name="P17" style:family="paragraph" style:parent-style-name="Text_20_body">
      <style:paragraph-properties fo:text-align="justify" style:justify-single-word="false"/>
      <style:text-properties fo:language="en" fo:country="US" officeooo:rsid="0045cb94" officeooo:paragraph-rsid="0048bf4f"/>
    </style:style>
    <style:style style:name="P18" style:family="paragraph" style:parent-style-name="Text_20_body">
      <style:paragraph-properties fo:text-align="justify" style:justify-single-word="false"/>
      <style:text-properties fo:language="en" fo:country="US" officeooo:rsid="004bed66" officeooo:paragraph-rsid="004dd1dd"/>
    </style:style>
    <style:style style:name="P19" style:family="paragraph" style:parent-style-name="Text_20_body">
      <style:paragraph-properties fo:text-align="justify" style:justify-single-word="false"/>
      <style:text-properties fo:language="en" fo:country="US" officeooo:rsid="004bed66" officeooo:paragraph-rsid="004fefa9"/>
    </style:style>
    <style:style style:name="P20" style:family="paragraph" style:parent-style-name="Text_20_body">
      <style:paragraph-properties fo:text-align="justify" style:justify-single-word="false"/>
      <style:text-properties fo:language="en" fo:country="US" officeooo:rsid="00539bd0" officeooo:paragraph-rsid="00539bd0"/>
    </style:style>
    <style:style style:name="P21" style:family="paragraph" style:parent-style-name="Heading_20_1">
      <style:text-properties fo:language="en" fo:country="US" officeooo:paragraph-rsid="003accbf"/>
    </style:style>
    <style:style style:name="T1" style:family="text">
      <style:text-properties style:font-name="Latin Modern Roman"/>
    </style:style>
    <style:style style:name="T2" style:family="text">
      <style:text-properties style:font-name="Latin Modern Roman" officeooo:rsid="006217e9"/>
    </style:style>
    <style:style style:name="T3" style:family="text">
      <style:text-properties fo:color="#800000" style:font-name="Latin Modern Roman"/>
    </style:style>
    <style:style style:name="T4" style:family="text">
      <style:text-properties fo:color="#800000" style:font-name="Latin Modern Roman" officeooo:rsid="0045cb94"/>
    </style:style>
    <style:style style:name="T5" style:family="text">
      <style:text-properties fo:color="#800000" style:font-name="Latin Modern Roman" officeooo:rsid="004708ff"/>
    </style:style>
    <style:style style:name="T6" style:family="text">
      <style:text-properties fo:color="#800000" style:font-name="Latin Modern Roman" officeooo:rsid="0048bf4f"/>
    </style:style>
    <style:style style:name="T7" style:family="text">
      <style:text-properties fo:color="#800000" style:font-name="Latin Modern Roman" officeooo:rsid="004bed66"/>
    </style:style>
    <style:style style:name="T8" style:family="text">
      <style:text-properties fo:color="#800000" style:font-name="Latin Modern Roman" officeooo:rsid="004c875b"/>
    </style:style>
    <style:style style:name="T9" style:family="text">
      <style:text-properties fo:color="#800000" style:font-name="Latin Modern Roman" officeooo:rsid="004cdf2c"/>
    </style:style>
    <style:style style:name="T10" style:family="text">
      <style:text-properties fo:color="#800000" style:font-name="Latin Modern Roman" officeooo:rsid="004e48a8"/>
    </style:style>
    <style:style style:name="T11" style:family="text">
      <style:text-properties fo:color="#800000" style:font-name="Latin Modern Roman" officeooo:rsid="00533021"/>
    </style:style>
    <style:style style:name="T12" style:family="text">
      <style:text-properties fo:color="#800000" style:font-name="Latin Modern Roman" officeooo:rsid="005511b6"/>
    </style:style>
    <style:style style:name="T13" style:family="text">
      <style:text-properties fo:color="#800000" style:font-name="Latin Modern Roman" officeooo:rsid="00551ba3"/>
    </style:style>
    <style:style style:name="T14" style:family="text">
      <style:text-properties fo:color="#800000" style:font-name="Latin Modern Roman" officeooo:rsid="00564b56"/>
    </style:style>
    <style:style style:name="T15" style:family="text">
      <style:text-properties fo:color="#800000" style:font-name="Latin Modern Roman" officeooo:rsid="0057cbcf"/>
    </style:style>
    <style:style style:name="T16" style:family="text">
      <style:text-properties fo:color="#800000" style:font-name="Latin Modern Roman" officeooo:rsid="005aee52"/>
    </style:style>
    <style:style style:name="T17" style:family="text">
      <style:text-properties fo:color="#800000" style:font-name="Latin Modern Roman" officeooo:rsid="005f8ea5"/>
    </style:style>
    <style:style style:name="T18" style:family="text">
      <style:text-properties fo:color="#800000" style:font-name="Latin Modern Roman" officeooo:rsid="0061fd1a"/>
    </style:style>
    <style:style style:name="T19" style:family="text">
      <style:text-properties fo:color="#800000" style:font-name="Latin Modern Roman"/>
    </style:style>
    <style:style style:name="T20" style:family="text">
      <style:text-properties fo:color="#800000" style:font-name="Latin Modern Roman" officeooo:rsid="004eb105"/>
    </style:style>
    <style:style style:name="T21" style:family="text">
      <style:text-properties officeooo:rsid="006b3fdb"/>
    </style:style>
    <style:style style:name="T22" style:family="text">
      <style:text-properties officeooo:rsid="006ede05"/>
    </style:style>
    <style:style style:name="T23" style:family="text">
      <style:text-properties officeooo:rsid="006fc2ad"/>
    </style:style>
    <style:style style:name="T24" style:family="text">
      <style:text-properties officeooo:rsid="00723a55"/>
    </style:style>
    <style:style style:name="T25" style:family="text">
      <style:text-properties officeooo:rsid="0072bf3a"/>
    </style:style>
    <style:style style:name="T26" style:family="text">
      <style:text-properties officeooo:rsid="0073bf44"/>
    </style:style>
    <style:style style:name="T27" style:family="text">
      <style:text-properties officeooo:rsid="00752146"/>
    </style:style>
    <style:style style:name="T28" style:family="text">
      <style:text-properties officeooo:rsid="0075e466"/>
    </style:style>
    <style:style style:name="T29" style:family="text">
      <style:text-properties fo:color="#990000"/>
    </style:style>
    <style:style style:name="T30" style:family="text">
      <style:text-properties fo:color="#990000" officeooo:rsid="006ede0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text:p>
      <text:p text:style-name="P19"><text:span text:style-name="T11">Indeed, i</text:span><text:span text:style-name="T3">n \citep{</text:span><text:span text:style-name="T8">Mylonas2009}, the authors proposed an ontology based approach to improve concept detection through visual thesaurus and semantic contexts. </text:span><text:span text:style-name="T9">The authors introduces thus the use of semantic contexts in order to refine the confidence values for regions before taking decision. </text:span></text:p>
      <text:p text:style-name="P20"><text:span text:style-name="T3">In </text:span><text:span text:style-name="T9">\</text:span><text:span text:style-name="T3">cite{Simou2008}, the authors proposed a knowledge based framework for enhancing an initial set of over-segmented regions. Spatial relations and neighborhood information are managed within an ontology. The latter is defined </text:span><text:span text:style-name="T12">by $\mathcal{SHINE}$ description language formalism. </text:span><text:span text:style-name="T13">The authors proposed also a deduction engine called \text</text:span><text:span text:style-name="T14">sc</text:span><text:span text:style-name="T13">{Fire} </text:span><text:span text:style-name="T15">in order to extract additional implicit knowledge.</text:span></text:p>
      <text:p text:style-name="P6"><text:span text:style-name="T20">I</text:span><text:span text:style-name="T4">n \cite</text:span><text:span text:style-name="T7">p</text:span><text:span text:style-name="T4">{</text:span><text:span text:style-name="T5">Hudelot2010}, the authors proposed an ontology for spatial relations in order to <text:s/>facilitate image interpretation. Such relations were considered as crucial for the semantic concept detection task. </text:span><text:span text:style-name="T6">The proposed ontology was defined by the $\mathcal{ALC(D)}$ description language formalism. </text:span></text:p>
      <text:p text:style-name="P6"><text:span text:style-name="T6"/></text:p>
      <text:p text:style-name="P7"><text:span text:style-name="T6">I</text:span><text:span text:style-name="T3">n \citep{</text:span><text:span text:style-name="T16">Bannour2014}, the authors proposed a framework for building and using structured knowledge models for visual content analysis and annotation. The authors proposed thus an ontology to build explicit and structured knowledge models dedicated to image annotation. The defined ontology used the $\mathcal{SROIQ(D)}$ description language formalism.</text:span></text:p>
      <text:p text:style-name="P7"><text:span text:style-name="T16"/></text:p>
      <text:p text:style-name="P10"><text:span text:style-name="T2">Another</text:span><text:span text:style-name="T1"> research works focused on improving the indexing efficiency through the use of the ontologies capabilities. <text:s/>Indeed, in \citep{Leite2008,Cheng2012,Mukesh2013}, the authors propose an ontology based framework in order to enhance a semantic interpretation. Theses works mainly focused on defining how <text:s/>to manage knowledge in an ontology (concept and relationships). </text:span><text:span text:style-name="T2">Also, o</text:span><text:span text:style-name="T1">ther retrieval aspects were dealt : in \citep{Rodriguez-Garcia2012}, the authors detailed how to evolve the ontology content using the \textsc{DBpedia} as an external data source. Also, in \citep{Mustafa2008}, the authors <text:s/>refined the semantic level by analyzing contexts and concepts interrelationships in a particular context. </text:span></text:p>
      <text:p text:style-name="P7"><text:span text:style-name="T16"/></text:p>
      <text:p text:style-name="P1"><text:span text:style-name="T17">I</text:span><text:span text:style-name="T16">n \citep{</text:span><text:bookmark-start text:name="__DdeLink__90_13893105333"/><text:span text:style-name="T16">Reshma2014</text:span><text:bookmark-end text:name="__DdeLink__90_13893105333"/><text:span text:style-name="T16">}, an ontology was generated and used both: (1) in training phase to select images that should be used for optimizing classifiers, and (2) in testing phase for deducing new annotations through concept inter-relationships. </text:span></text:p>
      <text:p text:style-name="P7"><text:span text:style-name="T16"/></text:p>
      <text:p text:style-name="P8"><text:span text:style-name="T16"/></text:p>
      <text:p text:style-name="P8"><text:span text:style-name="T16"/></text:p>
      <text:p text:style-name="P9"><text:span text:style-name="T16">Alexopoulos2011 →</text:span><text:span text:style-name="T18"> fuzzy</text:span></text:p>
      <text:p text:style-name="P8"><text:span text:style-name="T16"/></text:p>
      <text:p text:style-name="P17"><text:span text:style-name="T6"/></text:p>
      <text:p text:style-name="P18"><text:soft-page-break/><text:span text:style-name="T10"/></text:p>
      <text:p text:style-name="P16"><text:span text:style-name="T5"/></text:p>
      <text:h text:style-name="P21" text:outline-level="1">Related Works</text:h>
      <text:p text:style-name="P2"/>
      <text:p text:style-name="P14"/>
      <text:p text:style-name="P11">Recent research works are focusing on using ontologies for multimedia retrieval in order to allow semantic interpretation and reasoning over extracted descriptions. However, much remains to be done in order to achieve less human aid ontology modeling approaches. </text:p>
      <text:p text:style-name="P11"/>
      <text:p text:style-name="P13">Firstly, almost all existing approaches for modeling ontologies still relying on manual knowledge population (knowledge defined by experts) and there is non explicit method proposed for an automated ontology population. Such manual approaches are always costly, not always relevant and incomplete.</text:p>
      <text:p text:style-name="P13"/>
      <text:p text:style-name="P13"><text:span text:style-name="T24">Secondly</text:span>, using various relationship between concept/context has lead to diversify the semantic capabilities of an ontology (as proved by aforementioned approaches), but it reduces their capacities to cover more multimedia content domains. <text:span text:style-name="T24">Within an ontology structures, many semantic relationships between concepts were defined : \emph{is-a} <text:tab/>and \emph{has-part} in \textsc{WordNet} \citep{Fellbaum2010}, \emph{is-a} in \textsc{LsCom} \citep{lscom2006}, \emph{IsPartOf}, \emph{Location}, \emph{Property}, \emph{Part}, \emph{Similar}, <text:tab/>\dots in \citep{Mylonas2008,Mylonas2009}. </text:span>We suppose that the generic aspect of an ontology strongly depends to its ability to model any semantic relationship between concepts/contexts. </text:p>
      <text:p text:style-name="P11"/>
      <text:p text:style-name="P15"><text:span text:style-name="T26">Thirdly</text:span>, the scalability should be considered in modeling ontologies, particularly, for the ontology structure effectiveness and reasoning computational cost. While in \citep{<text:span text:style-name="T24">Simou2008,Hudelot2010,</text:span>Paliouras2011,Bannour2013} the ontology structure is defined by a highly expressive language, a more simple structure and less expressive language is used in <text:s/>\citep{lscom2006,Vallet2007,Mylonas2008,Mylonas2009,Fellbaum2010}. <text:span text:style-name="T24">Expressive language level is tweaked by paying attention to the huge amount of computational tasks needed for video interpretation. In fact, a simple ontology structure could be a good accommodation between a video analysis speed and performance.</text:span></text:p>
      <text:p text:style-name="P12"/>
      <text:p text:style-name="P12">Finally, the context of a content could provide a important cue for enhancing a semantic interpretation \citep{Fauzi2014}. <text:s/>Yet, the definition of a context remains unclear and there is no computational method to define it. Contexts are defined manually in all <text:span text:style-name="T21">w</text:span>orks <text:tab/>listed above. We consider that a computational definition of a context is a crucial <text:soft-page-break/>step for an automated ontology construction.</text:p>
      <text:p text:style-name="P12"/>
      <text:p text:style-name="P4"><text:span text:style-name="T29">The ontology use in the indexing process should also address issues related to actual research works dealing with the indexing process. Indeed, the use of \emph{context} and handling the uncertain aspect of a semantic interpretation of video contents are also substantial. </text:span><text:span text:style-name="T30">In the newt section, we discuss handling uncertain information and knowledge in multimedia content analysis.</text:span></text:p>
      <text:p text:style-name="P4"><text:span text:style-name="T30"/></text:p>
      <text:p text:style-name="P4"><text:span text:style-name="T30"/></text:p>
      <text:p text:style-name="P3"/>
      <text:p text:style-name="P3">To make the knowledge structure able to model any relationships between concepts/contexts, a generic structure is proposed. In addition, many available data sources, such as video/image annotated databases, search engines API like \emph{Flickr API} and \emph{Picasa API}, are accessible and can be analyzed in order to extract valuable knowledge about semantic concepts/contexts and their relationships. Our approach aims at gathering valuable knowledge from such data resources in an automatic m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inherit" svg:font-family="inherit"/>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ed ZARKA</meta:initial-creator>
    <meta:creation-date>2016-01-23T13:34:02.917499082</meta:creation-date>
    <meta:generator>LibreOffice/5.0.2.2$Linux_X86_64 LibreOffice_project/00m0$Build-2</meta:generator>
    <dc:date>2016-01-24T16:29:05.908848106</dc:date>
    <dc:creator>Mohamed ZARKA</dc:creator>
    <meta:editing-duration>PT7H53M26S</meta:editing-duration>
    <meta:editing-cycles>94</meta:editing-cycles>
    <meta:document-statistic meta:table-count="0" meta:image-count="0" meta:object-count="0" meta:page-count="3" meta:paragraph-count="15" meta:word-count="742" meta:character-count="5556" meta:non-whitespace-character-count="4814"/>
  </office:meta>
</office:document-meta>
</file>